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4057" officeooo:paragraph-rsid="00004057"/>
    </style:style>
    <style:style style:name="P2" style:family="paragraph" style:parent-style-name="Standard">
      <style:text-properties officeooo:rsid="0000a2c5" officeooo:paragraph-rsid="0000a2c5"/>
    </style:style>
    <style:style style:name="P3" style:family="paragraph" style:parent-style-name="Standard">
      <style:text-properties officeooo:rsid="0000a2c5" officeooo:paragraph-rsid="0001a7b0"/>
    </style:style>
    <style:style style:name="P4" style:family="paragraph" style:parent-style-name="Table_20_Contents">
      <style:text-properties officeooo:rsid="0001a7b0" officeooo:paragraph-rsid="0001a7b0"/>
    </style:style>
    <style:style style:name="T1" style:family="text">
      <style:text-properties officeooo:rsid="0000a2c5"/>
    </style:style>
    <style:style style:name="T2" style:family="text">
      <style:text-properties officeooo:rsid="0001a7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- <text:s/><text:span text:style-name="T2">Yanting LI</text:span></text:p>
      <text:p text:style-name="P1"/>
      <text:p text:style-name="P1">1 <text:s/>In this program, 10 documents was included, in which 5 documents are clarified of the company 'apple', <text:span text:style-name="T1">and the others are labeled as the fruit. These documents are collected from Wikipedia and the recent news (about the comany Apple).</text:span></text:p>
      <text:p text:style-name="P1"/>
      <text:p text:style-name="P3">2 <text:s/>The spliting function has splited these documents into 6 training doc and 4 test doc. a fragment of code <text:span text:style-name="T2">is </text:span><text:s/>involved to let the k vary from 1 to 6, and exicute the program and then get the result below :</text:p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4">score</text:p>
          </table:table-cell>
          <table:table-cell table:style-name="Tableau1.A1" office:value-type="string">
            <text:p text:style-name="P4">k=1</text:p>
          </table:table-cell>
          <table:table-cell table:style-name="Tableau1.A1" office:value-type="string">
            <text:p text:style-name="P4">k=2</text:p>
          </table:table-cell>
          <table:table-cell table:style-name="Tableau1.A1" office:value-type="string">
            <text:p text:style-name="P4">k=3</text:p>
          </table:table-cell>
          <table:table-cell table:style-name="Tableau1.A1" office:value-type="string">
            <text:p text:style-name="P4">k=4</text:p>
          </table:table-cell>
          <table:table-cell table:style-name="Tableau1.A1" office:value-type="string">
            <text:p text:style-name="P4">k=5</text:p>
          </table:table-cell>
          <table:table-cell table:style-name="Tableau1.G1" office:value-type="string">
            <text:p text:style-name="P4">k=6</text:p>
          </table:table-cell>
        </table:table-row>
        <table:table-row>
          <table:table-cell table:style-name="Tableau1.A2" office:value-type="string">
            <text:p text:style-name="P4">Time 1</text:p>
          </table:table-cell>
          <table:table-cell table:style-name="Tableau1.A2" office:value-type="string">
            <text:p text:style-name="P3">0.75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0.75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0.75</text:p>
          </table:table-cell>
          <table:table-cell table:style-name="Tableau1.G2" office:value-type="string">
            <text:p text:style-name="P3">0.5</text:p>
          </table:table-cell>
        </table:table-row>
        <table:table-row>
          <table:table-cell table:style-name="Tableau1.A2" office:value-type="string">
            <text:p text:style-name="P4">Time 2</text:p>
          </table:table-cell>
          <table:table-cell table:style-name="Tableau1.A2" office:value-type="string">
            <text:p text:style-name="P3">0.5</text:p>
          </table:table-cell>
          <table:table-cell table:style-name="Tableau1.A2" office:value-type="string">
            <text:p text:style-name="P3">0.5</text:p>
          </table:table-cell>
          <table:table-cell table:style-name="Tableau1.A2" office:value-type="string">
            <text:p text:style-name="P3">0.5</text:p>
          </table:table-cell>
          <table:table-cell table:style-name="Tableau1.A2" office:value-type="string">
            <text:p text:style-name="P3">0.25</text:p>
          </table:table-cell>
          <table:table-cell table:style-name="Tableau1.A2" office:value-type="string">
            <text:p text:style-name="P3">0.25</text:p>
          </table:table-cell>
          <table:table-cell table:style-name="Tableau1.G2" office:value-type="string">
            <text:p text:style-name="P3">0.25</text:p>
          </table:table-cell>
        </table:table-row>
        <table:table-row>
          <table:table-cell table:style-name="Tableau1.A2" office:value-type="string">
            <text:p text:style-name="P4">Time 3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0.75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0.75</text:p>
          </table:table-cell>
          <table:table-cell table:style-name="Tableau1.A2" office:value-type="string">
            <text:p text:style-name="P3">0.5</text:p>
          </table:table-cell>
          <table:table-cell table:style-name="Tableau1.G2" office:value-type="string">
            <text:p text:style-name="P3">0.5</text:p>
          </table:table-cell>
        </table:table-row>
        <table:table-row>
          <table:table-cell table:style-name="Tableau1.A2" office:value-type="string">
            <text:p text:style-name="P4">Time 4</text:p>
          </table:table-cell>
          <table:table-cell table:style-name="Tableau1.A2" office:value-type="string">
            <text:p text:style-name="P3">0.75</text:p>
          </table:table-cell>
          <table:table-cell table:style-name="Tableau1.A2" office:value-type="string">
            <text:p text:style-name="P3">0.5</text:p>
          </table:table-cell>
          <table:table-cell table:style-name="Tableau1.A2" office:value-type="string">
            <text:p text:style-name="P3">0.5</text:p>
          </table:table-cell>
          <table:table-cell table:style-name="Tableau1.A2" office:value-type="string">
            <text:p text:style-name="P3">0.5</text:p>
          </table:table-cell>
          <table:table-cell table:style-name="Tableau1.A2" office:value-type="string">
            <text:p text:style-name="P3">0.5</text:p>
          </table:table-cell>
          <table:table-cell table:style-name="Tableau1.G2" office:value-type="string">
            <text:p text:style-name="P3">0.5</text:p>
          </table:table-cell>
        </table:table-row>
      </table:table>
      <text:p text:style-name="P3"/>
      <text:p text:style-name="P2">Train: 6</text:p>
      <text:p text:style-name="P2">Test: 4</text:p>
      <text:p text:style-name="P2">Train: 6</text:p>
      <text:p text:style-name="P2">Test: 4</text:p>
      <text:p text:style-name="P2">['fruit' 'fruit' 'company' 'company']</text:p>
      <text:p text:style-name="P2">['company' 'fruit' 'fruit' 'company' 'company' 'fruit']</text:p>
      <text:p text:style-name="P2">[0.75, 1.0, 0.75, 1.0, 0.75, 0.5]</text:p>
      <text:p text:style-name="P2"/>
      <text:p text:style-name="P2">Train: 6</text:p>
      <text:p text:style-name="P2">Test: 4</text:p>
      <text:p text:style-name="P2">Train: 6</text:p>
      <text:p text:style-name="P2">Test: 4</text:p>
      <text:p text:style-name="P2">['fruit' 'fruit' 'company' 'fruit']</text:p>
      <text:p text:style-name="P2">['company' 'fruit' 'company' 'fruit' 'company' 'company']</text:p>
      <text:p text:style-name="P2">[0.5, 0.5, 0.5, 0.25, 0.25, 0.25]</text:p>
      <text:p text:style-name="P2"/>
      <text:p text:style-name="P2">Train: 6</text:p>
      <text:p text:style-name="P2">Test: 4</text:p>
      <text:p text:style-name="P2">Train: 6</text:p>
      <text:p text:style-name="P2">Test: 4</text:p>
      <text:p text:style-name="P2">['company' 'company' 'fruit' 'fruit']</text:p>
      <text:p text:style-name="P2">['company' 'company' 'fruit' 'company' 'fruit' 'fruit']</text:p>
      <text:p text:style-name="P2">[1.0, 0.75, 1.0, 0.75, 0.5, 0.5]</text:p>
      <text:p text:style-name="P2"/>
      <text:p text:style-name="P2">Train: 6</text:p>
      <text:p text:style-name="P2">Test: 4</text:p>
      <text:p text:style-name="P2">Train: 6</text:p>
      <text:p text:style-name="P2">Test: 4</text:p>
      <text:p text:style-name="P2">['company' 'fruit' 'company' 'fruit']</text:p>
      <text:p text:style-name="P2">['company' 'company' 'company' 'fruit' 'fruit' 'fruit']</text:p>
      <text:p text:style-name="P2">[0.75, 0.5, 0.5, 0.5, 0.5, 0.5] </text:p>
      <text:p text:style-name="P2"/>
      <text:p text:style-name="P2">In general, there is a trend shows that the accuracy will DECREASE with the k incre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ting Li</meta:initial-creator>
    <meta:creation-date>2016-10-19T11:17:21.657325564</meta:creation-date>
    <dc:date>2016-10-19T11:55:07.168071560</dc:date>
    <dc:creator>Yanting Li</dc:creator>
    <meta:editing-duration>PT7M25S</meta:editing-duration>
    <meta:editing-cycles>1</meta:editing-cycles>
    <meta:document-statistic meta:table-count="1" meta:image-count="0" meta:object-count="0" meta:page-count="1" meta:paragraph-count="67" meta:word-count="236" meta:character-count="1296" meta:non-whitespace-character-count="1122"/>
    <meta:generator>LibreOffice/4.3.3.2$Linux_X86_64 LibreOffice_project/430m0$Build-2</meta:generator>
  </office:meta>
</office:document-meta>
</file>